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bc65e"/>
    </style:style>
    <style:style style:name="P2" style:family="paragraph" style:parent-style-name="Standard">
      <style:text-properties fo:language="fr" fo:country="FR" officeooo:rsid="000bc65e" officeooo:paragraph-rsid="000bc65e"/>
    </style:style>
    <style:style style:name="P3" style:family="paragraph" style:parent-style-name="Standard" style:list-style-name="L2">
      <style:text-properties officeooo:paragraph-rsid="000bc65e"/>
    </style:style>
    <style:style style:name="P4" style:family="paragraph" style:parent-style-name="Text_20_body" style:list-style-name="L5"/>
    <style:style style:name="P5" style:family="paragraph" style:parent-style-name="Text_20_body" style:list-style-name="L2">
      <style:text-properties officeooo:paragraph-rsid="000bc65e"/>
    </style:style>
    <style:style style:name="P6" style:family="paragraph" style:parent-style-name="Text_20_body">
      <style:text-properties officeooo:rsid="000bc65e" officeooo:paragraph-rsid="000bc65e"/>
    </style:style>
    <style:style style:name="P7" style:family="paragraph" style:parent-style-name="Text_20_body" style:list-style-name="L4">
      <style:paragraph-properties fo:margin-top="0in" fo:margin-bottom="0in" loext:contextual-spacing="false"/>
    </style:style>
    <style:style style:name="T1" style:family="text">
      <style:text-properties fo:language="fr" fo:country="FR"/>
    </style:style>
    <style:style style:name="T2" style:family="text">
      <style:text-properties fo:language="fr" fo:country="FR" officeooo:rsid="000bc6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 fonctionnement et l’évolution d’internet est tenu par plusieurs acteurs, ui forment ensemble ce qu’on appelle “l’écosystème internet”. </text:p>
      <text:p text:style-name="P1"><text:span text:style-name="T2">Il y a dans cet écosystème : </text:span></text:p>
      <text:p text:style-name="P1"><text:span text:style-name="T2"/></text:p>
      <text:list xml:id="list1078476886" text:style-name="L2">
        <text:list-item>
          <text:p text:style-name="P3"><text:span text:style-name="T2">des experts en technologie, des architextes créateurs, des organisations : Ils aident à coordoner et à mettre en œuvre des satndards ouverts. Exemple : l’</text:span><text:a xlink:type="simple" xlink:href="http://www.ietf.org/" office:target-frame-name="_blank" xlink:show="new" text:style-name="Internet_20_link" text:visited-style-name="Visited_20_Internet_20_Link">Internet Engineering Task Force</text:a><text:span text:style-name="T2"> (IETF) et le </text:span><text:a xlink:type="simple" xlink:href="http://www.w3.org/" office:target-frame-name="_blank" xlink:show="new" text:style-name="Internet_20_link" text:visited-style-name="Visited_20_Internet_20_Link">World Wide Web Consortium</text:a><text:span text:style-name="T2"> (W3C) ;</text:span></text:p>
        </text:list-item>
        <text:list-item>
          <text:p text:style-name="P3"><text:span text:style-name="T2">des organisations internationales et locales qui </text:span><text:span text:style-name="T1">qui gèrent des ressources d’adressage mondiales</text:span><text:span text:style-name="T2"> des registres Internet régionaux et des registres et de noms de domaine ;</text:span></text:p>
        </text:list-item>
        <text:list-item>
          <text:p text:style-name="P3"><text:span text:style-name="Strong_20_Emphasis"><text:span text:style-name="T2">Des opérateurs, ingénieurs et fournisseurs</text:span></text:span><text:span text:style-name="T2"> qui fournissent des services d’infrastructures de réseaux de télécommunications tels que des fournisseurs de noms de domaine (DNS), des opérateurs réseau et des points d’échange Internet (IXP) ;</text:span></text:p>
        </text:list-item>
        <text:list-item>
          <text:p text:style-name="P5"><text:span text:style-name="Strong_20_Emphasis"><text:span text:style-name="T2">Des utilisateurs d’Internet</text:span></text:span><text:span text:style-name="T2"> qui utilisent l’Internet pour communiquer les uns avec les autres et offrir des services ;</text:span></text:p>
        </text:list-item>
        <text:list-item text:style-override="L4">
          <text:p text:style-name="P7"><text:span text:style-name="Strong_20_Emphasis">Des éducateurs</text:span> qui enseignent leur savoir aux autres et participent au renforcement des capacités en matière de développement et d’utilisation des technologies Internet, telles que des organisations multilatérales, des institutions d’enseignement et des organismes gouvernementaux </text:p>
        </text:list-item>
        <text:list-item text:style-override="L5">
          <text:p text:style-name="P4"><text:span text:style-name="Strong_20_Emphasis">Des décideurs</text:span> qui élaborent les politiques locales et mondiales et assurent la gouvernance.</text:p>
        </text:list-item>
      </text:list>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7:27:05.707789500</meta:creation-date>
    <dc:date>2020-01-20T17:45:09.428157975</dc:date>
    <meta:editing-duration>PT7M53S</meta:editing-duration>
    <meta:editing-cycles>1</meta:editing-cycles>
    <meta:document-statistic meta:table-count="0" meta:image-count="0" meta:object-count="0" meta:page-count="1" meta:paragraph-count="8" meta:word-count="192" meta:character-count="1302" meta:non-whitespace-character-count="1121"/>
    <meta:generator>LibreOffice/6.0.7.3$Linux_X86_64 LibreOffice_project/00m0$Build-3</meta:generator>
  </office:meta>
</office:document-meta>
</file>